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, Arial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rsid="001ce510" officeooo:paragraph-rsid="0023a00d"/>
    </style:style>
    <style:style style:name="P2" style:family="paragraph" style:parent-style-name="Text_20_body" style:list-style-name="L2">
      <style:text-properties fo:language="en" fo:country="US" officeooo:rsid="001fe37b" officeooo:paragraph-rsid="001fe37b"/>
    </style:style>
    <style:style style:name="P3" style:family="paragraph" style:parent-style-name="Text_20_body" style:list-style-name="L1">
      <style:text-properties fo:language="en" fo:country="US" officeooo:rsid="0021ee12" officeooo:paragraph-rsid="0023a00d"/>
    </style:style>
    <style:style style:name="P4" style:family="paragraph" style:parent-style-name="Text_20_body" style:list-style-name="L7">
      <style:text-properties fo:language="en" fo:country="US" officeooo:rsid="0023a00d" officeooo:paragraph-rsid="0023a00d"/>
    </style:style>
    <style:style style:name="P5" style:family="paragraph" style:parent-style-name="Text_20_body" style:list-style-name="L18">
      <style:text-properties fo:language="en" fo:country="US" officeooo:rsid="0023a00d" officeooo:paragraph-rsid="0023a00d"/>
    </style:style>
    <style:style style:name="P6" style:family="paragraph" style:parent-style-name="Text_20_body" style:list-style-name="L1">
      <style:text-properties fo:language="en" fo:country="US" officeooo:rsid="00240a58" officeooo:paragraph-rsid="00240a58"/>
    </style:style>
    <style:style style:name="P7" style:family="paragraph" style:parent-style-name="Text_20_body">
      <style:text-properties fo:language="en" fo:country="US" officeooo:rsid="00240a58" officeooo:paragraph-rsid="00240a58"/>
    </style:style>
    <style:style style:name="P8" style:family="paragraph" style:parent-style-name="Text_20_body" style:list-style-name="L21">
      <style:text-properties fo:language="en" fo:country="US" officeooo:rsid="0024630c" officeooo:paragraph-rsid="00260113"/>
    </style:style>
    <style:style style:name="P9" style:family="paragraph" style:parent-style-name="Text_20_body">
      <style:text-properties fo:language="en" fo:country="US" officeooo:rsid="0024630c" officeooo:paragraph-rsid="00260113"/>
    </style:style>
    <style:style style:name="P10" style:family="paragraph" style:parent-style-name="Text_20_body" style:list-style-name="L22">
      <style:text-properties fo:language="en" fo:country="US" officeooo:rsid="00276ac1" officeooo:paragraph-rsid="00276ac1"/>
    </style:style>
    <style:style style:name="P11" style:family="paragraph" style:parent-style-name="Text_20_body" style:list-style-name="L1">
      <style:text-properties fo:language="en" fo:country="US" officeooo:rsid="0029210b" officeooo:paragraph-rsid="0029210b"/>
    </style:style>
    <style:style style:name="P12" style:family="paragraph" style:parent-style-name="Text_20_body" style:list-style-name="L2">
      <style:text-properties fo:language="bg" fo:country="BG" officeooo:rsid="001e7672" officeooo:paragraph-rsid="001e7672"/>
    </style:style>
    <style:style style:name="P13" style:family="paragraph" style:parent-style-name="Text_20_body" style:list-style-name="L3">
      <style:text-properties fo:language="bg" fo:country="BG" officeooo:rsid="001e7672" officeooo:paragraph-rsid="001e7672"/>
    </style:style>
    <style:style style:name="P14" style:family="paragraph" style:parent-style-name="Text_20_body" style:list-style-name="L3">
      <style:text-properties fo:language="bg" fo:country="BG" officeooo:rsid="001e7672" officeooo:paragraph-rsid="0021ee12"/>
    </style:style>
    <style:style style:name="P15" style:family="paragraph" style:parent-style-name="Text_20_body">
      <style:text-properties fo:language="bg" fo:country="BG" officeooo:rsid="0021ee12" officeooo:paragraph-rsid="0021ee12"/>
    </style:style>
    <style:style style:name="P16" style:family="paragraph" style:parent-style-name="Text_20_body" style:list-style-name="L7">
      <style:text-properties fo:language="bg" fo:country="BG" officeooo:rsid="0021ee12" officeooo:paragraph-rsid="0021ee12"/>
    </style:style>
    <style:style style:name="P17" style:family="paragraph" style:parent-style-name="Text_20_body" style:list-style-name="L16">
      <style:text-properties fo:language="bg" fo:country="BG" officeooo:rsid="0021ee12" officeooo:paragraph-rsid="0021ee12"/>
    </style:style>
    <style:style style:name="P18" style:family="paragraph" style:parent-style-name="Text_20_body" style:list-style-name="L17">
      <style:text-properties fo:language="bg" fo:country="BG" officeooo:rsid="0021ee12" officeooo:paragraph-rsid="0021ee12"/>
    </style:style>
    <style:style style:name="P19" style:family="paragraph" style:parent-style-name="Text_20_body" style:list-style-name="L16">
      <style:text-properties fo:language="bg" fo:country="BG" officeooo:rsid="0023a00d" officeooo:paragraph-rsid="0023a00d"/>
    </style:style>
    <style:style style:name="P20" style:family="paragraph" style:parent-style-name="Text_20_body" style:list-style-name="L17">
      <style:text-properties fo:language="bg" fo:country="BG" officeooo:rsid="0023a00d" officeooo:paragraph-rsid="0023a00d"/>
    </style:style>
    <style:style style:name="P21" style:family="paragraph" style:parent-style-name="Text_20_body" style:list-style-name="L18">
      <style:text-properties fo:language="bg" fo:country="BG" officeooo:rsid="0023a00d" officeooo:paragraph-rsid="0023a00d"/>
    </style:style>
    <style:style style:name="P22" style:family="paragraph" style:parent-style-name="Text_20_body" style:list-style-name="L21">
      <style:text-properties fo:language="bg" fo:country="BG" officeooo:rsid="0024630c" officeooo:paragraph-rsid="0024630c"/>
    </style:style>
    <style:style style:name="P23" style:family="paragraph" style:parent-style-name="Text_20_body" style:list-style-name="L22">
      <style:text-properties fo:language="bg" fo:country="BG" officeooo:rsid="00276ac1" officeooo:paragraph-rsid="00276ac1"/>
    </style:style>
    <style:style style:name="P24" style:family="paragraph" style:parent-style-name="Text_20_body">
      <style:text-properties fo:language="bg" fo:country="BG" officeooo:rsid="00276ac1" officeooo:paragraph-rsid="00276ac1"/>
    </style:style>
    <style:style style:name="P25" style:family="paragraph" style:parent-style-name="Text_20_body" style:list-style-name="L23">
      <style:text-properties fo:language="bg" fo:country="BG" officeooo:rsid="0029210b" officeooo:paragraph-rsid="0029210b"/>
    </style:style>
    <style:style style:name="P26" style:family="paragraph" style:parent-style-name="Text_20_body" style:list-style-name="L23">
      <style:text-properties fo:language="bg" fo:country="BG" officeooo:rsid="0029210b" officeooo:paragraph-rsid="002a79eb"/>
    </style:style>
    <style:style style:name="P27" style:family="paragraph" style:parent-style-name="Text_20_body" style:list-style-name="L23">
      <style:text-properties fo:language="bg" fo:country="BG" officeooo:rsid="002a79eb" officeooo:paragraph-rsid="002bce42"/>
    </style:style>
    <style:style style:name="P28" style:family="paragraph" style:parent-style-name="Text_20_body" style:list-style-name="L4">
      <style:text-properties officeooo:paragraph-rsid="001fe37b"/>
    </style:style>
    <style:style style:name="P29" style:family="paragraph" style:parent-style-name="Text_20_body" style:list-style-name="L5">
      <style:text-properties officeooo:paragraph-rsid="001fe37b"/>
    </style:style>
    <style:style style:name="P30" style:family="paragraph" style:parent-style-name="Text_20_body" style:list-style-name="L6">
      <style:text-properties officeooo:paragraph-rsid="001fe37b"/>
    </style:style>
    <style:style style:name="P31" style:family="paragraph" style:parent-style-name="Text_20_body" style:list-style-name="L8">
      <style:text-properties officeooo:paragraph-rsid="0021ee12"/>
    </style:style>
    <style:style style:name="P32" style:family="paragraph" style:parent-style-name="Text_20_body" style:list-style-name="L14">
      <style:text-properties officeooo:paragraph-rsid="0021ee12"/>
    </style:style>
    <style:style style:name="P33" style:family="paragraph" style:parent-style-name="Text_20_body" style:list-style-name="L18">
      <style:text-properties officeooo:paragraph-rsid="0023a00d"/>
    </style:style>
    <style:style style:name="P34" style:family="paragraph" style:parent-style-name="Text_20_body" style:list-style-name="L20">
      <style:text-properties style:font-name="Verdana" fo:language="en" fo:country="US" officeooo:rsid="0024630c" officeooo:paragraph-rsid="0024630c"/>
    </style:style>
    <style:style style:name="P35" style:family="paragraph" style:parent-style-name="Text_20_body" style:list-style-name="L20">
      <style:text-properties style:font-name="Arial" fo:language="en" fo:country="US" officeooo:rsid="0024630c" officeooo:paragraph-rsid="0024630c"/>
    </style:style>
    <style:style style:name="P36" style:family="paragraph" style:parent-style-name="Text_20_body" style:list-style-name="L20">
      <style:text-properties style:font-name="Open Sans1" fo:language="en" fo:country="US" officeooo:rsid="0024630c" officeooo:paragraph-rsid="0024630c"/>
    </style:style>
    <style:style style:name="P37" style:family="paragraph" style:parent-style-name="Text_20_body">
      <style:text-properties style:font-name="Open Sans1" fo:language="en" fo:country="US" officeooo:rsid="0024630c" officeooo:paragraph-rsid="0024630c"/>
    </style:style>
    <style:style style:name="P38" style:family="paragraph" style:parent-style-name="Text_20_body" style:list-style-name="L22">
      <style:text-properties officeooo:rsid="00276ac1" officeooo:paragraph-rsid="00276ac1"/>
    </style:style>
    <style:style style:name="T1" style:family="text">
      <style:text-properties officeooo:rsid="001ce510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ce510"/>
    </style:style>
    <style:style style:name="T4" style:family="text">
      <style:text-properties fo:language="bg" fo:country="BG" officeooo:rsid="001e7672"/>
    </style:style>
    <style:style style:name="T5" style:family="text">
      <style:text-properties fo:language="bg" fo:country="BG" officeooo:rsid="0021ee12"/>
    </style:style>
    <style:style style:name="T6" style:family="text">
      <style:text-properties fo:language="bg" fo:country="BG" officeooo:rsid="0023a00d"/>
    </style:style>
    <style:style style:name="T7" style:family="text">
      <style:text-properties fo:language="bg" fo:country="BG" officeooo:rsid="00260113"/>
    </style:style>
    <style:style style:name="T8" style:family="text">
      <style:text-properties fo:language="bg" fo:country="BG" officeooo:rsid="002a79e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ce510"/>
    </style:style>
    <style:style style:name="T11" style:family="text">
      <style:text-properties fo:language="en" fo:country="US" officeooo:rsid="001e7672"/>
    </style:style>
    <style:style style:name="T12" style:family="text">
      <style:text-properties fo:language="en" fo:country="US" officeooo:rsid="0021ee12"/>
    </style:style>
    <style:style style:name="T13" style:family="text">
      <style:text-properties officeooo:rsid="0021ee12"/>
    </style:style>
    <style:style style:name="T14" style:family="text">
      <style:text-properties officeooo:rsid="0023a00d"/>
    </style:style>
    <style:style style:name="T15" style:family="text">
      <style:text-properties officeooo:rsid="002601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oter</text:h>
      <text:list xml:id="list706455346476052967" text:style-name="L2">
        <text:list-item>
          <text:p text:style-name="P12">3 или 4 колони</text:p>
        </text:list-item>
      </text:list>
      <text:list xml:id="list5712393518559665861" text:style-name="L3">
        <text:list-item>
          <text:list>
            <text:list-item>
              <text:p text:style-name="P14">Контакти <text:span text:style-name="T12">(</text:span><text:span text:style-name="T13">Адрес: улица, град, пощенски код, държава, </text:span><text:span text:style-name="T12">Email, </text:span><text:span text:style-name="T13">Телефон, Социални мрежи)</text:span></text:p>
            </text:list-item>
            <text:list-item>
              <text:p text:style-name="P13">Важни страници <text:span text:style-name="T12">( </text:span><text:span text:style-name="T14">от 5 до 8 + условия за ползване)</text:span></text:p>
            </text:list-item>
            <text:list-item>
              <text:p text:style-name="P13">Полезни връзки (максимум 5 в колона и да са тематични!)</text:p>
            </text:list-item>
          </text:list>
        </text:list-item>
      </text:list>
      <text:list xml:id="list133219746888620" text:continue-list="list706455346476052967" text:style-name="L2">
        <text:list-item>
          <text:p text:style-name="P2">Copyright</text:p>
        </text:list-item>
      </text:list>
      <text:list xml:id="list7776695114686936567" text:style-name="L4">
        <text:list-item>
          <text:list>
            <text:list-item>
              <text:p text:style-name="P28"><text:span text:style-name="T1">Copyright © </text:span><text:span text:style-name="T3">20</text:span><text:span text:style-name="T4">10</text:span><text:span text:style-name="T3"> - 20</text:span><text:span text:style-name="T4">15</text:span><text:span text:style-name="T1"> </text:span><text:span text:style-name="T10">Website.com</text:span><text:span text:style-name="T1"> </text:span><text:span text:style-name="T11">|</text:span><text:span text:style-name="T1"> Всички права запазени</text:span></text:p>
            </text:list-item>
          </text:list>
        </text:list-item>
      </text:list>
      <text:list xml:id="list2434792595727228544" text:style-name="L5">
        <text:list-item>
          <text:list>
            <text:list-item>
              <text:p text:style-name="P29"><text:span text:style-name="T1">© <text:s/></text:span><text:span text:style-name="T3">20</text:span><text:span text:style-name="T4">10</text:span><text:span text:style-name="T3"> - 20</text:span><text:span text:style-name="T4">15</text:span><text:span text:style-name="T3"> </text:span><text:span text:style-name="T10">Website.com - Всички права запазени</text:span></text:p>
            </text:list-item>
          </text:list>
        </text:list-item>
      </text:list>
      <text:list xml:id="list5821436803627980735" text:style-name="L6">
        <text:list-item>
          <text:list>
            <text:list-item>
              <text:p text:style-name="P30"><text:span text:style-name="T10">Всички права запазени © <text:s/>Website.com - </text:span><text:span text:style-name="T3"><text:s/>20</text:span><text:span text:style-name="T4">10</text:span><text:span text:style-name="T3"> - 20</text:span><text:span text:style-name="T4">15</text:span></text:p>
            </text:list-item>
          </text:list>
        </text:list-item>
      </text:list>
      <text:h text:style-name="Heading_20_2" text:outline-level="2">Header</text:h>
      <text:list xml:id="list7124438947583256281" text:style-name="L7">
        <text:list-item>
          <text:p text:style-name="P16">Лого</text:p>
        </text:list-item>
      </text:list>
      <text:list xml:id="list9192458395499516148" text:style-name="L8">
        <text:list-item>
          <text:list>
            <text:list-item>
              <text:p text:style-name="P31"><text:span text:style-name="T5">Ляво</text:span></text:p>
            </text:list-item>
            <text:list-item>
              <text:p text:style-name="P31"><text:span text:style-name="T5">Дясно</text:span></text:p>
            </text:list-item>
            <text:list-item>
              <text:p text:style-name="P31"><text:span text:style-name="T5">Среда</text:span></text:p>
            </text:list-item>
          </text:list>
        </text:list-item>
      </text:list>
      <text:list xml:id="list133220591987424" text:continue-list="list7124438947583256281" text:style-name="L7">
        <text:list-item>
          <text:p text:style-name="P16">Меню</text:p>
        </text:list-item>
      </text:list>
      <text:list xml:id="list200424511213343186" text:style-name="L14">
        <text:list-item>
          <text:list>
            <text:list-item>
              <text:p text:style-name="P32"><text:span text:style-name="T5">Под лого - меню от ляво</text:span></text:p>
            </text:list-item>
            <text:list-item>
              <text:p text:style-name="P32"><text:span text:style-name="T5">Под лого - меню от дясно</text:span></text:p>
            </text:list-item>
            <text:list-item>
              <text:p text:style-name="P32"><text:span text:style-name="T5">Под лого – меню по средата</text:span></text:p>
            </text:list-item>
            <text:list-item>
              <text:p text:style-name="P32"><text:span text:style-name="T5">Наравно с лого – меню от ляво</text:span></text:p>
            </text:list-item>
            <text:list-item>
              <text:p text:style-name="P32"><text:span text:style-name="T5">Наравно с лого – меню от дясно</text:span></text:p>
            </text:list-item>
          </text:list>
        </text:list-item>
      </text:list>
      <text:list xml:id="list133219932165524" text:continue-list="list133220591987424" text:style-name="L7">
        <text:list-item>
          <text:p text:style-name="P16">Търсачка</text:p>
        </text:list-item>
      </text:list>
      <text:list xml:id="list6151017609130986265" text:style-name="L16">
        <text:list-item>
          <text:list>
            <text:list-item>
              <text:p text:style-name="P17">От дясно <text:span text:style-name="T14">наравно с лого</text:span></text:p>
            </text:list-item>
            <text:list-item>
              <text:p text:style-name="P19">От дясно над лого</text:p>
            </text:list-item>
            <text:list-item>
              <text:p text:style-name="P19">От дясно наравно с меню</text:p>
            </text:list-item>
          </text:list>
        </text:list-item>
      </text:list>
      <text:list xml:id="list133220648113923" text:continue-list="list133219932165524" text:style-name="L7">
        <text:list-item>
          <text:p text:style-name="P16">Езици</text:p>
        </text:list-item>
      </text:list>
      <text:list xml:id="list2310465672151937146" text:style-name="L17">
        <text:list-item>
          <text:list>
            <text:list-item>
              <text:p text:style-name="P18">От дясно наравно с лого</text:p>
            </text:list-item>
            <text:list-item>
              <text:p text:style-name="P18">От дясно в менюто</text:p>
            </text:list-item>
            <text:list-item>
              <text:p text:style-name="P20">Над лого</text:p>
            </text:list-item>
          </text:list>
        </text:list-item>
      </text:list>
      <text:list xml:id="list133219923633682" text:continue-list="list133220648113923" text:style-name="L7">
        <text:list-item>
          <text:p text:style-name="P16">Социални мрежи</text:p>
        </text:list-item>
        <text:list-item>
          <text:p text:style-name="P4">Top bar ( <text:span text:style-name="T2">лента над лого и меню)</text:span></text:p>
        </text:list-item>
      </text:list>
      <text:list xml:id="list8143139858523057901" text:style-name="L18">
        <text:list-item>
          <text:list>
            <text:list-item>
              <text:list>
                <text:list-item>
                  <text:p text:style-name="P33"><text:span text:style-name="T6">Телефон</text:span></text:p>
                </text:list-item>
                <text:list-item>
                  <text:p text:style-name="P5">Email</text:p>
                </text:list-item>
                <text:list-item>
                  <text:p text:style-name="P21">Езици</text:p>
                </text:list-item>
                <text:list-item>
                  <text:p text:style-name="P21"><text:soft-page-break/>Социални мрежи</text:p>
                </text:list-item>
                <text:list-item>
                  <text:p text:style-name="P21">Търсачка</text:p>
                </text:list-item>
              </text:list>
            </text:list-item>
          </text:list>
        </text:list-item>
      </text:list>
      <text:p text:style-name="P15"/>
      <text:h text:style-name="Heading_20_2" text:outline-level="2">Website</text:h>
      <text:h text:style-name="Heading_20_3" text:outline-level="3"><text:span text:style-name="T4">Задължителни п</text:span><text:span text:style-name="T3">лъгини</text:span></text:h>
      <text:list xml:id="list1771667163375707782" text:style-name="L1">
        <text:list-item>
          <text:p text:style-name="P1">Akismet – <text:span text:style-name="T2">Предпазва от спам</text:span></text:p>
        </text:list-item>
        <text:list-item>
          <text:p text:style-name="P1">iThemes Security Pro - <text:span text:style-name="T2">Защита</text:span></text:p>
        </text:list-item>
        <text:list-item>
          <text:p text:style-name="P1">Sucuri Security <text:s/>- <text:span text:style-name="T2">Защита</text:span></text:p>
        </text:list-item>
        <text:list-item>
          <text:p text:style-name="P1">WP No Category Base – <text:span text:style-name="T2">Премахва „/</text:span>category<text:span text:style-name="T2">“ от </text:span>url-<text:span text:style-name="T2">а.</text:span></text:p>
        </text:list-item>
        <text:list-item>
          <text:p text:style-name="P1">WP-Mail-SMTP – <text:span text:style-name="T2">Настройка за мейли</text:span></text:p>
        </text:list-item>
        <text:list-item>
          <text:p text:style-name="P1">Yoast SEO – <text:span text:style-name="T2">Плъгин за </text:span>SEO</text:p>
        </text:list-item>
        <text:list-item>
          <text:p text:style-name="P1">Captcha by BestWebSoft – Captcha <text:span text:style-name="T2">на коментари, форми и др.</text:span></text:p>
        </text:list-item>
        <text:list-item>
          <text:p text:style-name="P3">SMUSH IT – <text:span text:style-name="T2">Намаля размера на снимките</text:span></text:p>
        </text:list-item>
        <text:list-item>
          <text:p text:style-name="P6">Contact Form 7 – <text:span text:style-name="T2">Контактна форма</text:span></text:p>
        </text:list-item>
        <text:list-item>
          <text:p text:style-name="P6"><text:span text:style-name="T2">Envato WordPress Toolkit – Ъпдейт на теми</text:span></text:p>
        </text:list-item>
        <text:list-item>
          <text:p text:style-name="P11">Facebook comments – <text:span text:style-name="T2">Коментари от </text:span>facebook - ?</text:p>
        </text:list-item>
      </text:list>
      <text:p text:style-name="P7"><text:span text:style-name="T2"/></text:p>
      <text:h text:style-name="Heading_20_3" text:outline-level="3"><text:span text:style-name="T2">Шрифтове</text:span></text:h>
      <text:list xml:id="list8705203935289266863" text:style-name="L20">
        <text:list-item>
          <text:p text:style-name="P34">Verdana – <text:span text:style-name="T2">Това е примерен текст с </text:span>Verdana</text:p>
        </text:list-item>
        <text:list-item>
          <text:p text:style-name="P35">Arial – <text:span text:style-name="T2">Това е примерен текст с </text:span>Arial</text:p>
        </text:list-item>
        <text:list-item>
          <text:p text:style-name="P36">Open Sans – <text:span text:style-name="T2">Това е примерен текст с </text:span>Open Sans</text:p>
        </text:list-item>
      </text:list>
      <text:p text:style-name="P37"/>
      <text:h text:style-name="Heading_20_3" text:outline-level="3">Размер на шрифтове</text:h>
      <text:list xml:id="list4924456096136158534" text:style-name="L21">
        <text:list-item>
          <text:p text:style-name="P22">Нормален текст от 14<text:span text:style-name="T9">px</text:span> до 16<text:span text:style-name="T9">px</text:span></text:p>
        </text:list-item>
        <text:list-item>
          <text:p text:style-name="P22">Меню в <text:span text:style-name="T9">header </text:span>от 13<text:span text:style-name="T9">px </text:span>до <text:span text:style-name="T9">16px</text:span></text:p>
        </text:list-item>
        <text:list-item>
          <text:p text:style-name="P22">Заглавия</text:p>
          <text:list>
            <text:list-item>
              <text:p text:style-name="P8">Heading 1 – <text:span text:style-name="T7">от 25</text:span>px<text:span text:style-name="T7"> до 28</text:span>px</text:p>
            </text:list-item>
            <text:list-item>
              <text:p text:style-name="P8">Heading 2 – <text:span text:style-name="T7">от 23</text:span>px<text:span text:style-name="T7"> до 26</text:span>px</text:p>
            </text:list-item>
            <text:list-item>
              <text:p text:style-name="P8">Heading 3 – <text:span text:style-name="T7">от 21</text:span>px<text:span text:style-name="T7"> до 24</text:span>px</text:p>
            </text:list-item>
            <text:list-item>
              <text:p text:style-name="P8">Heading 4 – <text:span text:style-name="T7">от 19</text:span>px<text:span text:style-name="T7"> до </text:span><text:span text:style-name="T15">22</text:span>px</text:p>
            </text:list-item>
            <text:list-item>
              <text:p text:style-name="P8">Heading 5 – <text:span text:style-name="T7">от 17</text:span>px<text:span text:style-name="T7"> до </text:span><text:span text:style-name="T15">20</text:span>px</text:p>
            </text:list-item>
            <text:list-item>
              <text:p text:style-name="P8">Heading 6 – <text:span text:style-name="T7">от 15</text:span>px<text:span text:style-name="T7"> до 18</text:span>px</text:p>
            </text:list-item>
          </text:list>
        </text:list-item>
      </text:list>
      <text:p text:style-name="P9"/>
      <text:h text:style-name="Heading_20_3" text:outline-level="3"><text:soft-page-break/>Sidebar – <text:span text:style-name="T2">странична лента</text:span></text:h>
      <text:list xml:id="list716094711871859034" text:style-name="L22">
        <text:list-item>
          <text:p text:style-name="P38"><text:span text:style-name="T2">Търсачка</text:span></text:p>
        </text:list-item>
        <text:list-item>
          <text:p text:style-name="P38"><text:span text:style-name="T2">Реклами </text:span><text:span text:style-name="T8">(всички сайтове?)</text:span></text:p>
        </text:list-item>
        <text:list-item>
          <text:p text:style-name="P38"><text:span text:style-name="T2">Последни публикации</text:span></text:p>
        </text:list-item>
        <text:list-item>
          <text:p text:style-name="P38"><text:span text:style-name="T2">Полезни връзки</text:span></text:p>
        </text:list-item>
        <text:list-item>
          <text:p text:style-name="P38"><text:span text:style-name="T2">Продукти</text:span></text:p>
        </text:list-item>
        <text:list-item>
          <text:p text:style-name="P38"><text:span text:style-name="T2">Онлайн консултации</text:span></text:p>
        </text:list-item>
        <text:list-item>
          <text:p text:style-name="P38"><text:span text:style-name="T2">Видео</text:span></text:p>
        </text:list-item>
        <text:list-item>
          <text:p text:style-name="P10">Facebook <text:span text:style-name="T2">страница</text:span></text:p>
        </text:list-item>
        <text:list-item>
          <text:p text:style-name="P23">Архив - ?</text:p>
        </text:list-item>
      </text:list>
      <text:p text:style-name="P24"/>
      <text:h text:style-name="Heading_20_3" text:outline-level="3">Начална страница</text:h>
      <text:list xml:id="list8031310614037268255" text:style-name="L23">
        <text:list-item>
          <text:p text:style-name="P25">Слайдър</text:p>
        </text:list-item>
        <text:list-item>
          <text:p text:style-name="P26">Продукт/и – инфо + начин за покупка</text:p>
        </text:list-item>
        <text:list-item>
          <text:p text:style-name="P25">Предаване</text:p>
        </text:list-item>
        <text:list-item>
          <text:p text:style-name="P27">Видео (реклама)</text:p>
        </text:list-item>
        <text:list-item>
          <text:p text:style-name="P27">Тестове (пр. „Проверете страдате ли от имунен срив?“)</text:p>
        </text:list-item>
        <text:list-item>
          <text:p text:style-name="P27">Хвалби (продажби, брой служители, офиси, доктори, и др...)</text:p>
        </text:list-item>
        <text:list-item>
          <text:p text:style-name="P26">Мнения на клиенти</text:p>
        </text:list-item>
        <text:list-item>
          <text:p text:style-name="P26">Последни новин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" svg:font-family="'Noto Sans', Arial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18S</meta:editing-duration>
    <meta:editing-cycles>7</meta:editing-cycles>
    <meta:generator>LibreOffice/4.4.2.2$Windows_x86 LibreOffice_project/c4c7d32d0d49397cad38d62472b0bc8acff48dd6</meta:generator>
    <dc:date>2015-10-27T13:32:18.884000000</dc:date>
    <meta:document-statistic meta:table-count="0" meta:image-count="0" meta:object-count="0" meta:page-count="3" meta:paragraph-count="81" meta:word-count="413" meta:character-count="2051" meta:non-whitespace-character-count="1765"/>
    <meta:user-defined meta:name="Info 1"/>
    <meta:user-defined meta:name="Info 2"/>
    <meta:user-defined meta:name="Info 3"/>
    <meta:user-defined meta:name="Info 4"/>
  </office:meta>
</office:document-meta>
</file>